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style:contextual-spacing="false" fo:line-height="150%" fo:text-align="justify" style:justify-single-word="false"/>
    </style:style>
    <style:style style:name="P2" style:family="paragraph" style:parent-style-name="Standard">
      <style:paragraph-properties fo:margin-top="0in" fo:margin-bottom="0in" style:contextual-spacing="false" fo:line-height="150%" fo:text-align="justify" style:justify-single-word="false"/>
      <style:text-properties fo:font-weight="bold" style:font-weight-asian="bold"/>
    </style:style>
    <style:style style:name="P3" style:family="paragraph" style:parent-style-name="Standard">
      <style:paragraph-properties fo:margin-top="0in" fo:margin-bottom="0in" style:contextual-spacing="false" fo:line-height="150%" fo:text-align="justify" style:justify-single-word="false"/>
      <style:text-properties style:text-underline-style="solid" style:text-underline-width="auto" style:text-underline-color="font-color" fo:font-weight="bold" style:font-weight-asian="bold"/>
    </style:style>
    <style:style style:name="P4" style:family="paragraph" style:parent-style-name="Standard">
      <style:paragraph-properties fo:margin-top="0in" fo:margin-bottom="0in" style:contextual-spacing="false" fo:line-height="150%" fo:text-align="justify" style:justify-single-word="false" fo:break-before="page"/>
    </style:style>
    <style:style style:name="P5"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style>
    <style:style style:name="P6" style:family="paragraph" style:parent-style-name="Standard">
      <style:paragraph-properties fo:margin-left="0in" fo:margin-right="0in" fo:margin-top="0in" fo:margin-bottom="0in" style:contextual-spacing="false" fo:line-height="150%" fo:text-align="justify" style:justify-single-word="false" fo:text-indent="0in" style:auto-text-indent="false"/>
    </style:style>
    <style:style style:name="P7" style:family="paragraph" style:parent-style-name="Standard" style:master-page-name="Standard">
      <style:paragraph-properties fo:margin-top="0in" fo:margin-bottom="0in" style:contextual-spacing="false" fo:line-height="150%" fo:text-align="justify" style:justify-single-word="false" style:page-number="1"/>
    </style:style>
    <style:style style:name="P8" style:family="paragraph" style:parent-style-name="Standard">
      <style:paragraph-properties fo:margin-top="0in" fo:margin-bottom="0in" style:contextual-spacing="false" fo:line-height="150%" fo:text-align="justify" style:justify-single-word="false"/>
      <style:text-properties style:text-underline-style="solid" style:text-underline-width="auto" style:text-underline-color="font-color" fo:font-weight="bold" officeooo:paragraph-rsid="000abfdb" style:font-weight-asian="bold"/>
    </style:style>
    <style:style style:name="P9" style:family="paragraph" style:parent-style-name="Standard" style:master-page-name="Standard">
      <style:paragraph-properties fo:margin-top="0in" fo:margin-bottom="0in" style:contextual-spacing="false" fo:line-height="150%" fo:text-align="justify" style:justify-single-word="false" style:page-number="1"/>
      <style:text-properties style:text-underline-style="none" fo:font-weight="normal" officeooo:paragraph-rsid="000abfdb" style:font-weight-asian="normal" style:font-weight-complex="normal"/>
    </style:style>
    <style:style style:name="P10"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officeooo:paragraph-rsid="000abfdb"/>
    </style:style>
    <style:style style:name="T1" style:family="text">
      <style:text-properties fo:font-weight="bold" style:font-weight-asian="bold"/>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ítulo </text:span>Assimetrias poloidais no tokamak ASDEX Upgrade</text:p>
      <text:p text:style-name="P1"><text:span text:style-name="T1">Nome</text:span> Luís Manuel Rodrigues Guimarãis</text:p>
      <text:p text:style-name="P1"><text:span text:style-name="T1">Doutoramento em</text:span> Engenharia Física Tecnológica</text:p>
      <text:p text:style-name="P1"><text:span text:style-name="T1">Orientador</text:span> Carlos Alberto Nogueira Garcia da Silva</text:p>
      <text:p text:style-name="P1"><text:span text:style-name="T1">Co-orientador</text:span> Elizabeth Wolfrum</text:p>
      <text:p text:style-name="P1"><text:span text:style-name="T1">Co-orientador</text:span> Maria Emília Morais da Fonseca e Silva da Costa Manso</text:p>
      <text:p text:style-name="P1"/>
      <text:p text:style-name="P3">Resumo</text:p>
      <text:p text:style-name="P1"/>
      <text:p text:style-name="P1">Os futuros reatores de fusão nuclear, como o ITER e o DEMO, vão ter que lidar com fluxos de calor elevados, concentrados principalmente numa região da máquina, designada por diversor, que foi otimizada para lidar com as perdas de partículas e energia. Os fluxos de calor nas placas do diversor, no entanto, não podem exceder os limites impostos pela engenharia ou pelos materiais, pelo que é necessário minimizar aqueles fluxos. Num cenário designado por diversor “detached”, forma-se uma região de plasma frio em frente às placas do diversor, que leva a uma redução substancial do fluxo de energia do plasma e, consequentemente, nos cenários de operação de um reator de fusão nuclear o diversor deve estar parcial ou completamente “detached”.</text:p>
      <text:p text:style-name="P5">No processo de ”detachment”, pode desenvolver-se uma região de densidade electrónica elevada no diversor interior. Esta região, cujo nome na literatura é “High Field Side High Density” (HFSHD, frente de alta densidade na região de campo magnético elevado), está associada a uma dinâmica complexa e é necessário compreendê-la. A investigação do processo de ”detachment” e a sua modelização tem sido dificultada por falta de dados experimentais na "scrape-off layer" (SOL) no "High-Field-Side" (HFS, região de campo magnético elevado).</text:p>
      <text:p text:style-name="P5">As evidências experimentais, recolhidas em várias experiências de fusão, indicam que as condições do diversor influenciam o confinamento e os parâmetros da periferia do plasma, tal como a densidade electrónica. A densidade electrónica no plano equatorial é um parâmetro importante de ligação entre a região central da coluna de plasma (está associada ao desempenho do processo de fusão) e o plasma do diversor (que controla o processo de escape de partículas e de energia). Por isso, as medidas da densidade no plano equatorial com alta resolução (temporal e espacial) são fundamentais. O diagnóstico de refletometria de modo-O instalado no plano equatorial do tokamak ASDEX Upgrade tem a capacidade única de medir perfis de densidade simultaneamente no "Low-Field-Side" (LFS, região de campo magnético <text:soft-page-break/>baixo) e no HFS, permitindo estudos comparativos dos perfis e abrindo novas perspectivas para a compreensão da física do HFS e da ligação entre as duas regiões da máquina (HFS e LFS).</text:p>
      <text:p text:style-name="P5">Neste trabalho, e com base nas medições HFS/LFS de refletometria, caracteriza-se a dinâmica dos perfis da densidade eletrónica na periferia do plasma, para plasmas em modo-L e modo-H e a sua relação com o estado de "detachment" do diversor. Aproveitando a alta resolução das medidas, analisa-se a evolução dos perfis no plano equatorial durante instabilidades periódicas designadas por "Edge Localized Modes" (ELMs), e a sua variação nos períodos entre os ELMs.</text:p>
      <text:p text:style-name="P5">De modo a quantificar o grau de influência da HFSHD do diversor no plano equatorial, definiu-se um parâmetro de assimetria baseado exclusivamente <text:s/>nos dados dos perfis (obtidos com refletometria). Mostra-se que a HFSHD formada no diversor interior se expande até ao plano equatorial tanto em modo-L como em modo-H, resultando em fortes assimetrias poloidais na densidade da SOL no plano equatorial. É demonstrado que a evolução dos perfis de densidade no HFS responde às condições do diversor, mudando significativamente nos vários estados de "detachment" do diversor.</text:p>
      <text:p text:style-name="P5">Verifica-se que a HFSHD aumenta com o aquecimento adicional e com o nível de combustível e diminui com a injeção de impurezas. O estudo mostra que existe uma relação entre o confinamento do plasma, as mudanças do perfil de densidade do LFS e a presença da HFSHD que se forma no HFS. As variações na potência de aquecimento não conduzem a alterações significativas do perfil do LFS, sugerindo que a HFSHD não tem um efeito adverso no confinamento. Os nossos resultados indicam que a densidade no LFS está sim fortemente correlacionada com a pressão de neutros no diversor exterior e que a densidade da SOL no HFS segue a pressão de neutros no diversor interior.</text:p>
      <text:p text:style-name="P5">As medidas detalhadas dos perfis de densidade na presença de ELMs, mostram que as condições do diversor influenciam também fortemente a densidade da SOL no plano equatorial, durante o ciclo dos ELMs. Um resultado importante é que a HFSHD no plano equatorial, formada imediatamente após o colapso do ELM, está associada a um grau de "detachment" elevado do diversor interior.</text:p>
      <text:p text:style-name="P5">Os perfis de densidade na região da SOL do HFS são extremamente sensíveis à configuração magnética e em particular à conexão com o LFS. A observação de gradientes de densidade extremamente elevados numa localização dependente da configuração magnética, prova de forma inequívoca a existência de um forte mecanismo de transporte "ballooning".</text:p>
      <text:p text:style-name="P1"/>
      <text:p text:style-name="P5"><text:soft-page-break/>Os resultados apresentados mostram que a informação obtida com o sistema de reflectometria do ASDEX Upgrade dá uma contribuição valiosa para a compreensão do processo de "detachment" e das assimetrias poloidais no plano equatorial, que lhe estão associadas. As melhorias futuras do diagnóstico (em curso e/ou planeadas) permitirão estender o trabalho atual da periferia até à região do pedestal e explorar em mais detalhe o papel do "detachment" nos perfis de densidade da região da periferia e no confinamento do plasma de fusão.</text:p>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text:s/>Palavras-chave:</text:span> <text:s/>Reflectometria; Fusão Nuclear; Análise de dados; Diagnósticos; Física Experimental.</text:p>
      <text:p text:style-name="P4"><text:span text:style-name="T1">Title </text:span>Poloidal asymmetries at the ASDEX Upgrade tokamak</text:p>
      <text:p text:style-name="P1"/>
      <text:p text:style-name="P3">Abstract</text:p>
      <text:p text:style-name="P3"/>
      <text:p text:style-name="P1">Future nuclear fusion devices, such as ITER and DEMO, must deal with high heat fluxes in a vessel region optimized for handling particle and power exhaust - the divertor. Large power loads on the divertor target plates must be avoided to not exceed the limits set by the engineering and material constraints. In a detached divertor scenario, a cold plasma buffer develops in front of the target plates that is associated with a substantial reduction of the plasma energy flux. Consequently, attractive operation scenarios in fusion reactors generally require the divertor to be partially detached or even fully detached.</text:p>
      <text:p text:style-name="P5">With the onset of detachment, a region of high electron density may develop at the inner divertor. This region, the High-Field-Side High Density (HFSHD) front, is associated with a complex dynamic that needs to be investigated. However, the physics understanding of the detachment process and the associated modeling has been hampered by the lack of experimental data from the HFS scrape-off layer (SOL).</text:p>
      <text:p text:style-name="P5">There is presently increasing experimental evidence from different fusion devices that the divertor conditions influence the plasma confinement and edge plasma parameters such as the electron density. <text:s/>The midplane electron density is an important interface parameter between core (associated with fusion performance) and divertor plasma (able to control power exhaust). Measurements of the midplane density with high temporal and spatial resolution are therefore instrumental. The O-mode reflectometry diagnostic available on ASDEX Upgrade has the unique capability to measure electron density profiles on both Low-Field-Side (LFS) and HFS allowing for comparative studies and opening new perspectives for a better understanding of the underdiagnosed HFS plasma.</text:p>
      <text:p text:style-name="P5">In this work, the dynamics of the midplane edge electron density profiles are characterized in L-mode and H-mode plasmas (both the evolution during the Edge Localized Mode (ELM) cycle and the inter-ELM variation along the discharge) and its link to divertor detachment investigated, taking advantage of the high resolution HFS/LFS reflectometry measurements. It is shown that the HFSHD formed in the inner divertor expands to the midplane both in L- and H-mode, leading to strong poloidal asymmetries in the main chamber SOL density. The evolution of the midplane edge density profile in the HFS was observed to respond to divertor conditions, changing significantly for different divertor detachment states. By <text:soft-page-break/>defining an asymmetry parameter based solely on reflectometry data, the influence of the divertor HFSHD at the midplane has been quantified.</text:p>
      <text:p text:style-name="P5">An emphasis is placed on the formation of the HFSHD and its dependence on fueling rate, input power, and seeding. The HFSHD is found to increase with heating power and fuel rate and to decrease with seeding. Results presented in this thesis confirm the existence of a relationship between plasma confinement, the shift in the midplane LFS density profile and the presence of the HFSHD with respect to changes in seeding and fueling. However, variations in the heating power do not support a detrimental effect on the HFSHD on confinement. Our results indicate that the separatrix density at the LFS is better correlated with the neutral pressure at the outer target while the HFS SOL density follows the neutral pressure at the inner divertor.</text:p>
      <text:p text:style-name="P5">A comprehensive characterization of the ELM evolution at the midplane and divertor is performed demonstrating that also during the ELM cycle the divertor conditions have a strong effect on the SOL density at the midplane. The most striking result is the observation of a HFSHD at the midplane just after the ELM crash associated with the strong inner divertor detachment.</text:p>
      <text:p text:style-name="P5">The effect of the magnetic connection between the LFS and HFS on the poloidal asymmetries of the midplane density profiles has also been analyzed. Density profiles in the HFS SOL region are found to be strongly sensitive to the magnetic configuration and in particular to the connection to the LFS. Steep density profiles are observed at the HFS midplane, in a location clearly dependent on magnetic configuration, providing a clear evidence for the existence of a strong ballooning-like transport mechanism.</text:p>
      <text:p text:style-name="P5">Results presented here show that information from the ASDEX Upgrade reflectometry system can give a valuable contribution to the understanding of the detachment process and to the accompanying poloidal asymmetries in the midplane density. Future diagnostic upgrades will allow to extend the current work to the pedestal region and to further explore the role of detachment on confinement and midplane edge density profiles.</text:p>
      <text:p text:style-name="P1"/>
      <text:p text:style-name="P1"/>
      <text:p text:style-name="P2"/>
      <text:p text:style-name="P2"/>
      <text:p text:style-name="P2"/>
      <text:p text:style-name="P1"><text:span text:style-name="T1">Key-words:</text:span> <text:s/>Reflectometry; Nuclear Fusion; Diagnostics; Edge Plasma; Divertor Physics; Data Analysis</text:p>
      <text:p text:style-name="P9"><text:span text:style-name="T2">Título</text:span> Assimetrias poloidais no tokamak ASDEX Upgrade</text:p>
      <text:p text:style-name="P8"/>
      <text:p text:style-name="P8">Resumo alargado em Português</text:p>
      <text:p text:style-name="P10"/>
      <text:p text:style-name="P10">O consumo de energia a nível mundial para as próximas décadas tem uma tendência de crescimento exponencial. A produção de eletricidade no futuro tem que ser sustentável, facilmente disponível e amiga do ambiente. A fusão nuclear controlada está posicionada para vir a preencher as futuras necessidades energéticas da sociedade, pois tem um enorme potencial de produção energética e o seu combustível é abundante na natureza.</text:p>
      <text:p text:style-name="P5">O tokamak ASDEX Upgrade (Axially Symmetric Divertor EXperiment), onde o presente trabalho foi realizado, é uma versão em escala reduzida de futuros reatores de fusão nuclear com confinamento magnético, como o ITER e o DEMO. Os reactores irão produzir vários gigawatts de energia e simultaneamente vão ter que gerir fluxos de calor elevados nas suas paredes. Os tokamaks possuem uma região otimizada para o escape de partículas e energia, designada por “diversor”. No entanto, a física dos processos que ocorrem na região do diversor ainda não se compreende integralmente. Os cenários para um reator de fusão nuclear são aqueles em que o diversor está “detached”. Nestes, forma-se uma região de plasma frio em frente das placas do diversor, daí resultando uma diminuição da pressão ao longo das linhas de campo magnético, isolando-o de cargas de calor excessivas.</text:p>
      <text:p text:style-name="P5">O processo de "detachment" apresenta uma evolução contínua de estado, com variados passos intermédios, que vão desde parcial a completamente "detached". Durante o processo de "detachment" forma-se uma região de alta densidade perto das placas do diversor interior designada por “High Field Side High Density” (HFSHD, frente de alta densidade na região de campo magnético elevado), que se expande desde o diversor até ao plano equatorial no lado interior do tokamak. O estudo dos perfis de densidade no plano equatorial e a sua relação com o estado de "detachment" do diversor (interior e exterior) é uma questão crucial para a optimização da operação em futuras experiências de fusão nuclear. A principal ferramenta usada neste trabalho é o diagnóstico de refletometria de microondas, uma técnica de radar modificada que permite a medição de perfis radiais da densidade electrónica do plasma. O refletómetro de microondas é um diagnóstico importante que é utilizado actualmente nas principais máquinas de fusão. É também um dos diagnósticos capazes de suportar as condições extremas de um reactor de fusão, por ser um equipamento robusto e não possuir componentes activos dentro do reator.</text:p>
      <text:p text:style-name="P5"><text:soft-page-break/>O refletómetro de modo-O instalado no plano equatorial do tokamak ASDEX Upgrade, desenvolvido em 1990 (com vários melhoramentos efetuados ao longo dos anos), tem provado ser um diagnóstico de confiança, capaz de dar à comunidade científica da fusão observações únicas acerca dos perfis de densidade, relevantes para a compreensão da física que lhe está subjacente. Do nosso conhecimento, trata-se do único diagnóstico no mundo capaz de fazer medidas (simultâneas) nos lados exterior (LFS, "low-field side", lado de campo magnético baixo do tokamak) e interior (HFS, "high-field side", lado de campo magnético alto) do tokamak. É também o único diagnóstico do ASDEX Upgrade capaz de medir perfis de densidade no HFS. Neste trabalho foram desenvolvidas várias ferramentas de análise para interpretar os dados de reflectometria, visando a melhor compreensão da física da região da periferia do plasma e da "Scrape-Off Layer" (SOL). O principal resultado dos estudos apresentados nesta tese é a demonstração da forte influência que as condições do diversor têm na forma e dinâmica dos perfis de densidade no plano equatorial, em regime de baixo (modo-L) ou de alto confinamento (modo-H).</text:p>
      <text:p text:style-name="P5">Neste trabalho, foram estudadas descargas ohmicas e de modo-L com rampas de densidade. <text:s/>O aumento gradual da densidade do plasma faz com que o estado de "detachment" evolua lentamente ao longo da descarga. Demonstrou-se pela primeira vez, que uma região de alta densidade formada no diversor interior no processo de “detachment”, se expande até ao plano equatorial, dando origem a grandes assimetrias poloidais nos perfis de <text:s/>densidade da SOL. Definiu-se um parâmetro de assimetria dos perfis do LFS e do HFS baseado apenas em dados de reflectometria, que permite quantificar o grau de influência da HFSHD nas assimetrias do plano equatorial. De uma forma geral, observa-se uma excelente concordância entre a evolução da densidade medida pelo diagnóstico de espectroscopia no diversor do HFS e as medidas de reflectometria no plano equatorial do HFS, o que sugere que a HFSHD se expande ao longo das linhas de fluxo. As observações apontam para que a expansão se realize à velocidade iónica do som. Os nossos estudos indicam que ao mudar as condições fronteira no HFS, nomeadamente a distância entre o plasma e a parede do tokamak, a reciclagem de neutros na parede interior tem uma influência desprezável face à do diversor. Para além disso, a assimetria entre os perfis de densidade LFS/HFS aumenta com a potência de aquecimento auxiliar e diminui com a introdução de nitrogénio, uma impureza que arrefece o diversor. Para além do usual deutério, a influência da espécie iónica principal no desenvolvimento da HFSHD foi estudada para hidrogénio e hélio também em descargas com rampas de densidade. Através do cálculo do parâmetro de assimetria para estas descargas, observa-se uma assimetria ligeiramente mais elevados para D. Para He, devido ao <text:soft-page-break/>"detachment" ocorrer a densidades mais elevadas, observa-se uma redução nas assimetrias LFS/HFS quando comparado com D.</text:p>
      <text:p text:style-name="P5">Nos estudos de modo-H, analisou-se a influência do aquecimento adicional, da taxa de adição de combustível e da adição de impurezas na formação e desenvolvimento da HFSHD. Este trabalho abordou os períodos entre ELMs ("Edge Localized Mode") e durante o ciclo do ELM, situação em que as perdas elevadas de partículas e energia associadas ao ELM, causam alterações nas condições do diversor. Durante o período entre ELMs, verificou-se que a HFSHD aumenta com o aquecimento adicional e com a taxa de adição de combustível, devido a uma maior ionização no divertor do HFS. Por outro lado, a adição de impurezas como nitrogénio ou neon arrefecem o diversor, o que leva a uma mitigação da HFSHD pois a potência que chega ao diversor interior é reduzida uma vez que as de fontes de radiação na SOL aumentam. O aumento da potência de aquecimento adicional tem uma influência modesta nos perfis de densidade do LFS. A adição de combustível tem uma influência mais modesta na HFSHD, mas está bem correlacionada com a mudança da densidade da separatrix no LFS, que os resultados experimentais mostram ser proporcional à pressão de neutros no diversor exterior. Da mesma maneira, a densidade na SOL do HFS segue a pressão no diversor do HFS. Finalmente, observou-se que variações na potência de aquecimento não conduzem a alterações significativas do perfil do LFS, sugerindo que a HFSHD não tem um efeito adverso no confinamento.</text:p>
      <text:p text:style-name="P5">As medidas de reflectometria resolvidas ao longo do ciclo do ELM mostram que, logo após o colapso do ELM, há uma forte HFSHD que se desenvolve no plano equatorial, que está associada a um elevado estado de "detachment" do diversor interior. É possível observar em ELMs tipo-I que há uma evolução fina durante o ciclo do ELM, onde o gradiente do perfil de densidade está altamente correlacionado com o sinal da fluxo de partículas medido pelas sondas de Langmuir instaladas no diversor interior. É também possível observar que a evolução dos sinais das <text:s/>sondas de Langmuir <text:s/>no diversor exterior durante o ciclo dos ELMs está igualmente correlacionado com a evolução do perfis de densidade do LFS. Em resumo, o aumento do fluxo de partículas durante os ELMs altera as condições de "detachment" de ambos os diversores, o que por sua vez afecta os perfis de densidade no plano equatorial, e possivelmente as características do confinamento e do pedestal.</text:p>
      <text:p text:style-name="P5">Os perfis de densidade da SOL do HFS são extremamente sensíveis à configuração magnética, em especial à localização da última superfície de fluxo conectada com o LFS. É nesta superfície que é possível observar gradientes de densidade extremamente elevados. No caso de variações de triangularidade, em que a localização desta superfície muda ao longo do <text:soft-page-break/>tempo, o perfil de gradiente elevado é sempre observado na última superfície que liga o HFS ao LFS. Fica assim demonstrada de forma inequívoca a existência de um mecanismo de transporte "ballooning" na SOL do ASDEX Upgrade. Durante mudanças da configuração magnética para geometrias próximas de double-null, as densidades na SOL são modestas excepto na região perto da separatrix. Sem uma ligação entre as SOL do LFS e do HFS não há potência a chegar a esta região, não havendo condições para a geração de uma HFSHD.</text:p>
      <text:p text:style-name="P5">Conclusão final: neste trabalho apresenta-se uma visão global do plasma de fusão e da sua interação com o diversor em vários regimes de confinamento. Demonstrou-se que o estado de "detachment" do diversor e a configuração magnética do plasma são as principais factores que determinam a forma e a assimetria dos perfis na SOL do plano equatorial. <text:s/>Com os resultados de refletometria apresenta-se uma explicação consistente dos perfis de densidade electrónica e da sua variação com parâmetros relevantes do plasma.</text:p>
      <text:p text:style-name="P5">Os melhoramentos futuros do diagnóstico (em cursos ou planeados) vão permitir alargar o estudo actual até à região do pedestal e explorar o papel do "detachment" do diversor no confinamento do plasma de fusão.</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8-04-09T15:20:02.033575241</dc:date>
    <dc:creator>Luís Guimarãis</dc:creator>
    <meta:editing-duration>P0D</meta:editing-duration>
    <meta:editing-cycles>2</meta:editing-cycles>
    <meta:document-statistic meta:table-count="0" meta:image-count="0" meta:object-count="0" meta:page-count="10" meta:paragraph-count="40" meta:word-count="3134" meta:character-count="19996" meta:non-whitespace-character-count="16892"/>
  </office:meta>
</office:document-meta>
</file>